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3E80000013F436DE7CD.png"/>
  <manifest:file-entry manifest:media-type="" manifest:full-path="Pictures/TablePreview1.svm"/>
  <manifest:file-entry manifest:media-type="" manifest:full-path="Pictures/TablePreview2.svm"/>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auto-grow-height="false" fo:min-height="0.749cm" fo:min-width="0.499cm" fo:wrap-option="no-wrap"/>
    </style:style>
    <style:style style:name="gr5" style:family="graphic">
      <style:graphic-properties style:protect="size"/>
    </style:style>
    <style:style style:name="gr6" style:family="graphic" style:parent-style-name="standard">
      <style:graphic-properties draw:textarea-vertical-align="middle" draw:auto-grow-height="false" fo:min-height="0.749cm" fo:min-width="0.499cm" fo:wrap-option="wrap"/>
    </style:style>
    <style:style style:name="gr7" style:family="graphic" style:parent-style-name="standard">
      <style:graphic-properties draw:auto-grow-height="false" fo:wrap-option="wrap"/>
    </style:style>
    <style:style style:name="gr8" style:family="graphic" style:parent-style-name="standard">
      <style:graphic-properties fo:min-height="0.666cm" fo:min-width="0.486cm"/>
    </style:style>
    <style:style style:name="gr9" style:family="graphic" style:parent-style-name="standard">
      <style:graphic-properties draw:textarea-horizontal-align="justify" draw:textarea-vertical-align="middle" draw:auto-grow-height="false" fo:min-height="0cm" fo:min-width="0cm" fo:wrap-option="no-wrap"/>
    </style:style>
    <style:style style:name="gr10" style:family="graphic" style:parent-style-name="standard">
      <style:graphic-properties draw:fill="none" draw:textarea-vertical-align="middle" draw:auto-grow-height="false" fo:min-height="0.749cm" fo:min-width="0.499cm"/>
    </style:style>
    <style:style style:name="gr11" style:family="graphic" style:parent-style-name="standard">
      <style:graphic-properties draw:textarea-vertical-align="middle" draw:auto-grow-height="false" fo:min-height="0.75cm" fo:min-width="0.5cm" fo:wrap-option="wrap"/>
    </style:style>
    <style:style style:name="gr12" style:family="graphic" style:parent-style-name="standard">
      <style:graphic-properties draw:textarea-vertical-align="middle" draw:auto-grow-height="false" fo:min-height="0.066cm" fo:min-width="0cm" fo:wrap-option="wrap"/>
    </style:style>
    <style:style style:name="gr13" style:family="graphic" style:parent-style-name="objectwithoutfill">
      <style:graphic-properties draw:fill="none" draw:textarea-vertical-align="middle"/>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textarea-vertical-align="middle"/>
    </style:style>
    <style:style style:name="gr16" style:family="graphic" style:parent-style-name="standard">
      <style:graphic-properties draw:fill="gradient" draw:fill-gradient-name="Gradient_20_5" draw:textarea-horizontal-align="justify" draw:textarea-vertical-align="middle" draw:auto-grow-height="false"/>
    </style:style>
    <style:style style:name="gr17" style:family="graphic" style:parent-style-name="standard">
      <style:graphic-properties draw:fill="gradient" draw:fill-gradient-name="Linear_20_yellow_2f_brown" draw:textarea-horizontal-align="justify" draw:textarea-vertical-align="middle" draw:auto-grow-height="false"/>
    </style:style>
    <style:style style:name="gr18" style:family="graphic" style:parent-style-name="standard">
      <style:graphic-properties draw:fill="gradient" draw:fill-gradient-name="Axial_20_light_20_red_2f_white" draw:textarea-horizontal-align="justify" draw:textarea-vertical-align="middle" draw:auto-grow-height="false"/>
    </style:style>
    <style:style style:name="gr19" style:family="graphic" style:parent-style-name="standard">
      <style:graphic-properties draw:fill="gradient" draw:fill-gradient-name="Gradient_20_1" draw:textarea-horizontal-align="justify" draw:textarea-vertical-align="middle" draw:auto-grow-height="false"/>
    </style:style>
    <style:style style:name="gr20" style:family="graphic" style:parent-style-name="standard">
      <style:graphic-properties draw:fill="gradient" draw:fill-gradient-name="Gradient_20_3" draw:textarea-horizontal-align="justify" draw:textarea-vertical-align="middle" draw:auto-grow-height="false"/>
    </style:style>
    <style:style style:name="gr21" style:family="graphic" style:parent-style-name="standard">
      <style:graphic-properties draw:fill="hatch" draw:fill-hatch-name="Blue_20_Triple_20_90_20_Degrees" draw:textarea-horizontal-align="justify" draw:textarea-vertical-align="middle" draw:auto-grow-height="false"/>
    </style:style>
    <style:style style:name="gr22" style:family="graphic" style:parent-style-name="standard">
      <style:graphic-properties draw:fill="hatch" draw:fill-hatch-name="Black_20_45_20_Degrees" draw:textarea-vertical-align="middle" draw:auto-grow-height="false" fo:min-height="0.75cm" fo:min-width="0.5cm" fo:wrap-option="wrap"/>
    </style:style>
    <style:style style:name="gr23" style:family="graphic" style:parent-style-name="standard">
      <style:graphic-properties draw:fill="hatch" draw:fill-hatch-name="Red_20_Crossed_20_0_20_Degrees" draw:textarea-vertical-align="middle" draw:auto-grow-height="false" fo:min-height="0.066cm" fo:min-width="0cm" fo:wrap-option="wrap"/>
    </style:style>
    <style:style style:name="gr24" style:family="graphic" style:parent-style-name="standard">
      <style:graphic-properties draw:fill="hatch" draw:fill-hatch-name="Black_20_90_20_Degrees" draw:textarea-horizontal-align="justify" draw:textarea-vertical-align="middle" draw:auto-grow-height="false"/>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3.364cm"/>
    </style:style>
    <style:style style:name="co1" style:family="table-column">
      <style:table-column-properties style:column-width="2.014cm" style:use-optimal-column-width="false"/>
    </style:style>
    <style:style style:name="co2" style:family="table-column">
      <style:table-column-properties style:column-width="2.015cm" style:use-optimal-column-width="false"/>
    </style:style>
    <style:style style:name="co3" style:family="table-column">
      <style:table-column-properties style:column-width="14.099cm" style:use-optimal-column-width="false"/>
    </style:style>
    <style:style style:name="ro1" style:family="table-row">
      <style:table-row-properties style:row-height="0.937cm"/>
    </style:style>
    <style:style style:name="ro2" style:family="table-row">
      <style:table-row-properties style:row-height="1.409cm"/>
    </style:style>
    <style:style style:name="ce1" style:family="table-cell">
      <style:graphic-properties style:repeat="repeat"/>
    </style:style>
    <style:style style:name="P1" style:family="paragraph">
      <style:paragraph-properties fo:text-align="center"/>
    </style:style>
    <style:style style:name="P2" style:family="paragraph">
      <style:text-properties fo:font-size="20pt"/>
    </style:style>
  </office:automatic-styles>
  <office:body>
    <office:presentation>
      <draw:page draw:name="page1" draw:style-name="dp1" draw:master-page-name="Default" presentation:presentation-page-layout-name="AL1T1">
        <draw:custom-shape draw:style-name="gr1" draw:text-style-name="P1" draw:layer="layout" svg:width="3cm" svg:height="2.4cm" svg:x="1cm" svg:y="1.2cm">
          <text:p/>
          <draw:enhanced-geometry svg:viewBox="0 0 21600 21600" draw:type="rectangle" draw:enhanced-path="M 0 0 L 21600 0 21600 21600 0 21600 0 0 Z N"/>
        </draw:custom-shape>
        <draw:custom-shape draw:style-name="gr1" draw:text-style-name="P1" draw:layer="layout" svg:width="3.6cm" svg:height="3cm" svg:x="6.2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2cm" svg:height="2.2cm" svg:x="11.4cm" svg:y="1.4cm">
          <text:p/>
          <draw:enhanced-geometry svg:viewBox="0 0 21600 21600" draw:type="rectangle" draw:enhanced-path="M 0 0 L 21600 0 21600 21600 0 21600 0 0 Z N"/>
        </draw:custom-shape>
        <draw:custom-shape draw:style-name="gr2" draw:text-style-name="P1" draw:layer="layout" svg:width="2.4cm" svg:height="2.4cm" svg:x="15.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8cm" svg:height="2.8cm" svg:x="18.6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6cm" svg:height="1.2cm" svg:x="22.8cm" svg:y="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3.2cm" svg:height="3.2cm" svg:x="1.4cm" svg:y="4.6cm">
          <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 draw:text-style-name="P1" draw:layer="layout" svg:width="4.4cm" svg:height="2cm" svg:x="5cm" svg:y="5.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4cm" svg:height="2cm" svg:x="10.4cm" svg:y="5.2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1" draw:text-style-name="P1" draw:layer="layout" svg:width="2.6cm" svg:height="2cm" svg:x="13.4cm" svg:y="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layout" svg:width="1.4cm" svg:height="2.8cm" svg:x="17.4cm" svg:y="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3.2cm" svg:height="2cm" svg:x="21cm" svg:y="5.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1" draw:layer="layout" svg:width="2.6cm" svg:height="2.4cm" svg:x="1.6cm" svg:y="9.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 draw:text-style-name="P1" draw:layer="layout" svg:width="3.4cm" svg:height="2.8cm" svg:x="5.6cm" svg:y="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3cm" svg:height="3.2cm" svg:x="10.6cm" svg:y="9.2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 draw:text-style-name="P1" draw:layer="layout" svg:width="2.6cm" svg:height="2.6cm" svg:x="15.8cm" svg:y="9.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 draw:text-style-name="P1" draw:layer="layout" svg:width="2.6cm" svg:height="2.6cm" svg:x="19.8cm" svg:y="9.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2.4cm" svg:height="5.2cm" svg:x="23.8cm" svg:y="9.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 draw:text-style-name="P1" draw:layer="layout" svg:width="2.2cm" svg:height="3.8cm" svg:x="1.6cm" svg:y="14.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3cm" svg:height="3cm" svg:x="5.8cm" svg:y="14.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1" draw:layer="layout" svg:width="2.2cm" svg:height="3.6cm" svg:x="10.4cm" svg:y="1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 draw:layer="layout" svg:width="4.8cm" svg:height="3.2cm" svg:x="15.4cm" svg:y="15.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5" draw:layer="layout" svg:width="14.848cm" svg:height="11.135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custom-shape draw:style-name="gr1" draw:text-style-name="P1" draw:layer="layout" svg:width="1.8cm" svg:height="1.6cm" svg:x="1.8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 draw:text-style-name="P1" draw:layer="layout" svg:width="2.8cm" svg:height="3cm" svg:x="6cm" svg:y="0.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 draw:text-style-name="P1" draw:layer="layout" svg:width="3.2cm" svg:height="3.2cm" svg:x="11cm" svg:y="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 draw:text-style-name="P1" draw:layer="layout" svg:width="1.4cm" svg:height="3.4cm" svg:x="16.2cm" svg:y="1cm">
          <text:p/>
          <draw:enhanced-geometry svg:viewBox="0 0 780 907" draw:type="non-primitive" draw:enhanced-path="M 390 0 L 492 276 780 228 594 457 780 679 492 631 390 907 288 631 0 679 186 457 0 228 288 276 390 0 Z N"/>
        </draw:custom-shape>
        <draw:custom-shape draw:style-name="gr1" draw:text-style-name="P1" draw:layer="layout" svg:width="3.6cm" svg:height="3cm" svg:x="19.4cm" svg:y="1.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draw:layer="layout" svg:width="3.2cm" svg:height="3cm" svg:x="24cm" svg:y="1.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 draw:text-style-name="P1" draw:layer="layout" svg:width="3.4cm" svg:height="3.4cm" svg:x="0.8cm" svg:y="4.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draw:layer="layout" svg:width="5cm" svg:height="4cm" svg:x="5.8cm" svg:y="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 draw:text-style-name="P1" draw:layer="layout" svg:width="4cm" svg:height="4.4cm" svg:x="12.6cm" svg:y="5.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 draw:text-style-name="P1" draw:layer="layout" svg:width="5.6cm" svg:height="3.6cm" svg:x="18.6cm" svg:y="6.2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 draw:text-style-name="P1" draw:layer="layout" svg:width="2.4cm" svg:height="4cm" svg:x="1.2cm" svg:y="11cm">
          <text:p/>
          <draw:enhanced-geometry svg:viewBox="0 0 14810 25050" draw:type="NonPrimitive" draw:enhanced-path="M 7214 23549 C 6714 22049 5942 21405 5839 19749 6214 17249 7714 17549 7214 14049 7839 14049 8589 13549 9214 13549 9214 17549 7714 17749 7714 19749 7714 21409 8214 21549 9214 23549 8589 23549 8214 23049 7214 23549 Z M 12814 25049 C 11314 23549 9042 21405 8939 19749 9314 17249 10314 17049 9314 13549 L 11189 13549 C 11814 17049 10814 17749 10814 19749 10814 21409 12814 22249 14814 24549 13314 24049 13314 24549 12814 25049 Z M 6789 2116 C 3812 2116 1539 4389 1539 7366 1539 10343 3812 12616 6789 12616 9766 12616 12039 10343 12039 7366 12039 4389 9766 2116 6789 2116 Z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Z N M 7214 23549 C 6714 22049 5942 21405 5839 19749 6214 17249 7714 17549 7214 14049 7839 14049 8589 13549 9214 13549 9214 17549 7714 17749 7714 19749 7714 21409 8214 21549 9214 23549 8589 23549 8214 23049 7214 23549 N M 12814 25049 C 11314 23549 9042 21405 8939 19749 9314 17249 10314 17049 9314 13549 L 11189 13549 C 11814 17049 10814 17749 10814 19749 10814 21409 12814 22249 14814 24549 13314 24049 13314 24549 12814 25049 N M 6789 2116 C 3812 2116 1539 4389 1539 7366 1539 10343 3812 12616 6789 12616 9766 12616 12039 10343 12039 7366 12039 4389 9766 2116 6789 2116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draw:custom-shape>
        <draw:custom-shape draw:style-name="gr3" draw:text-style-name="P1" draw:layer="layout" svg:width="4.4cm" svg:height="4.2cm" svg:x="5.8cm" svg:y="11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5" draw:layer="layout" svg:width="14.848cm" svg:height="11.135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custom-shape draw:style-name="gr1" draw:text-style-name="P1" draw:layer="layout" svg:width="2.8cm" svg:height="2.2cm" svg:x="1.4cm" svg:y="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3.2cm" svg:height="2.4cm" svg:x="6cm" svg:y="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1" draw:layer="layout" svg:width="2cm" svg:height="2.2cm" svg:x="11cm" svg:y="1.4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3" draw:text-style-name="P1" draw:layer="layout" svg:width="2.6cm" svg:height="3.8cm" svg:x="14.8cm" svg:y="1cm">
          <text:p/>
          <draw:enhanced-geometry svg:viewBox="0 0 640 861" draw:text-areas="257 295 414 566" draw:type="non-primitive" draw:enhanced-path="M 640 233 L 221 293 506 12 367 0 29 406 431 347 145 645 99 520 0 861 326 765 209 711 640 233 640 233 Z N"/>
        </draw:custom-shape>
        <draw:custom-shape draw:style-name="gr7" draw:layer="layout" svg:width="2.4cm" svg:height="2.6cm" svg:x="18.6cm" svg:y="1.4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8" draw:layer="layout" svg:width="2.8cm" svg:height="2.6cm" svg:x="23.4cm" svg:y="1.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9" draw:text-style-name="P1" draw:layer="layout" svg:width="2.4cm" svg:height="1.6cm" svg:x="1.6cm" svg:y="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3.4cm" svg:height="2.6cm" svg:x="6cm" svg:y="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 draw:text-style-name="P1" draw:layer="layout" svg:width="2.4cm" svg:height="2.6cm" svg:x="10.8cm" svg:y="5.2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0" draw:text-style-name="P1" draw:layer="layout" svg:width="2cm" svg:height="1.2cm" svg:x="15.2cm" svg:y="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0" draw:text-style-name="P1" draw:layer="layout" svg:width="1.2cm" svg:height="2.4cm" svg:x="18.2cm" svg:y="5.2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0" draw:text-style-name="P1" draw:layer="layout" svg:width="1.4cm" svg:height="2.4cm" svg:x="21cm" svg:y="5.4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10" draw:text-style-name="P1" draw:layer="layout" svg:width="2.6cm" svg:height="2.6cm" svg:x="1.6cm" svg:y="9.8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0" draw:text-style-name="P1" draw:layer="layout" svg:width="1cm" svg:height="2.8cm" svg:x="6cm" svg:y="9.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1" draw:layer="layout" svg:width="1.6cm" svg:height="3.2cm" svg:x="9.8cm" svg:y="9.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 draw:text-style-name="P1" draw:layer="layout" svg:width="3.2cm" svg:height="3.4cm" svg:x="13.8cm" svg:y="9.6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1" draw:text-style-name="P1" draw:layer="layout" svg:width="3.8cm" svg:height="2.4cm" svg:x="18.8cm" svg:y="9.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2" draw:text-style-name="P1" draw:layer="layout" svg:width="2.2cm" svg:height="3cm" svg:x="24.8cm" svg:y="9.6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presentation:notes draw:style-name="dp2">
          <draw:page-thumbnail draw:style-name="gr5" draw:layer="layout" svg:width="14.848cm" svg:height="11.135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line draw:style-name="gr13" draw:text-style-name="P1" draw:layer="layout" svg:x1="4.8cm" svg:y1="1.8cm" svg:x2="2.2cm" svg:y2="4.6cm">
          <text:p/>
        </draw:line>
        <draw:line draw:style-name="gr13" draw:text-style-name="P1" draw:layer="layout" svg:x1="4.8cm" svg:y1="3.6cm" svg:x2="6cm" svg:y2="3.8cm">
          <text:p/>
        </draw:line>
        <draw:path draw:style-name="gr13" draw:text-style-name="P1" draw:layer="layout" svg:width="7.397cm" svg:height="7.591cm" draw:transform="rotate (1.5707963267949) translate (8.62932558718807cm 7.48421650731686cm)" svg:viewBox="0 0 7398 7592" svg:d="m197 3c766-45 1427 493 2213 477 713-15 1422 143 2125 260 568 94 1086 392 1648 521 682 156 1230 698 1215 1301-14 577-724 901-1258 1084-451 154-926 122-1388 87-484-37-901 160-1388 87-515-78-1180-447-1562-87-504 475-149 1372 0 2039 140 625 352 1405 998 1648 605 227 1282 200 1908 87 482-87 1313 456 1432-478 106-827-674-654-1085-824-557-231-1145-442-1561-867-372-380-395-995-390-1518 5-477 175-927 347-1388 168-449-85-1034-694-1215-508-151-952-207-1432-173-731 51-914 937-1084 1518-192 657-290 1327-217 2039 53 516-35 1127 390 1518v0">
          <text:p/>
        </draw:path>
        <draw:line draw:style-name="gr14" draw:text-style-name="P1" draw:layer="layout" svg:x1="3.8cm" svg:y1="7.6cm" svg:x2="5.6cm" svg:y2="6.4cm">
          <text:p/>
        </draw:line>
        <draw:path draw:style-name="gr15" draw:text-style-name="P1" draw:layer="layout" svg:width="8.644cm" svg:height="6.75cm" svg:x="18.348cm" svg:y="0.525cm" svg:viewBox="0 0 8645 6751" svg:d="m0 6718c603 89 1214-28 1821-43 640-16 670-662 781-1085 135-516 73-1041 87-1561 12-462-4-927 0-1388 5-609-726-716-1171-651-476 69-1221-28-1258-607-30-465-275-1042 434-1301 557-204 1127-5 1518 347 438 394 968 631 1388 1084 380 410 867 714 1388 954 514 236 1047 476 1648 434 478-34 1222 372 1475-173 189-406 207-961-44-1345-286-438-1046-584-1388-260-372 353 274 904 261 1388-13 472 180 914 260 1388 107 635 715 424 1084 564 484 183 534 1212-173 1301-549 69-874-457-1302-694-506-280-650-846-650-1345 0-716-642-753-1085-911-473-169-985-246-1431-43-611 278-226 926-347 1388-102 390 336 1042-477 1084-513 26-911-338-1388-260-473 77-712 1054 87 1128 482 44 921 246 1388 347 485 105 946-99 1388-260 434-158 1200 0 1171-738l-44-390z">
          <text:p/>
        </draw:path>
        <draw:path draw:style-name="gr15" draw:text-style-name="P1" draw:layer="layout" svg:width="4.478cm" svg:height="6.913cm" svg:x="7.4cm" svg:y="7.886cm" svg:viewBox="0 0 4479 6914" svg:d="m1800 5714c0-1400-1600-3000-1600-3000 0 0 1000-1600 600-1400s1600-1400 1600 600 3800 2000 1000-1200-800 5400 800 5400-4200 800-4200 800z">
          <text:p/>
        </draw:path>
        <draw:polyline draw:style-name="gr13" draw:text-style-name="P1" draw:layer="layout" svg:width="5.232cm" svg:height="2.303cm" draw:transform="rotate (0.837932573882477) translate (13.3866480934568cm 12.3478412084801cm)" svg:viewBox="0 0 5233 2304" draw:points="0,2171 2691,2171 4504,0 5233,2304 1650,416">
          <text:p/>
        </draw:polyline>
        <draw:path draw:style-name="gr13" draw:text-style-name="P1" draw:layer="layout" svg:width="6.459cm" svg:height="6.422cm" draw:transform="rotate (1.32575209981489) translate (0.0418723357634891cm 14.8803495775036cm)" svg:viewBox="0 0 6460 6423" svg:d="m1572 1008c2473 0 1116 4463 3201 436s1649 1649 1649 1649c0 0-533 3639-1309 1359s-1649 0-970 242-1116 2135-1649 1650-2281-4996-1262-5045l-1019 49c-1018 48 1941-486 1941-486">
          <text:p/>
        </draw:path>
        <draw:polygon draw:style-name="gr15" draw:text-style-name="P1" draw:layer="layout" svg:width="6.999cm" svg:height="5.999cm" svg:x="20.4cm" svg:y="9.8cm" svg:viewBox="0 0 7000 6000" draw:points="0,3800 200,0 3800,1800 7000,4600 2600,6000">
          <text:p/>
        </draw:polygon>
        <draw:polygon draw:style-name="gr13" draw:text-style-name="P1" draw:layer="layout" svg:width="2.999cm" svg:height="7.799cm" draw:transform="rotate (-1.5707963267949) translate (10cm 16.6cm)" svg:viewBox="0 0 3000 7800" draw:points="0,7800 1200,7800 3000,6000 3000,5200 2000,5200 3000,4200 3000,3600 2400,3000 2400,2400 3000,1800 1200,0 1200,6000 0,6000">
          <text:p/>
        </draw:polygon>
        <draw:polygon draw:style-name="gr15" draw:text-style-name="P1" draw:layer="layout" svg:width="6.199cm" svg:height="2.599cm" svg:x="12.4cm" svg:y="17.2cm" svg:viewBox="0 0 6200 2600" draw:points="2200,800 800,800 0,1600 1000,2600 3000,2600 5200,2600 6200,1600 5400,800 4000,800 4000,0 2600,0 2600,200 1400,200 1400,400 2600,400 2600,800 1600,800">
          <text:p/>
        </draw:polygon>
        <presentation:notes draw:style-name="dp2">
          <draw:page-thumbnail draw:style-name="gr5" draw:layer="layout" svg:width="14.848cm" svg:height="11.135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custom-shape draw:style-name="gr16" draw:text-style-name="P1" draw:layer="layout" svg:width="4.4cm" svg:height="7cm" svg:x="2.2cm" svg:y="1.8cm">
          <text:p/>
          <draw:enhanced-geometry svg:viewBox="0 0 88 21600" draw:mirror-vertical="false" draw:mirror-horizont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 draw:layer="layout" svg:width="5.8cm" svg:height="5.6cm" svg:x="11.8cm" svg:y="2.4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1" draw:layer="layout" svg:width="2.4cm" svg:height="4.6cm" svg:x="21.4cm" svg:y="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 draw:layer="layout" svg:width="2.8cm" svg:height="3cm" svg:x="24.8cm" svg:y="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1" draw:layer="layout" svg:width="5.6cm" svg:height="5.6cm" svg:x="7.6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5cm" svg:x="3.075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custom-shape draw:style-name="gr21" draw:text-style-name="P1" draw:layer="layout" svg:width="4.8cm" svg:height="4.2cm" svg:x="4cm" svg:y="3.2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2" draw:text-style-name="P1" draw:layer="layout" svg:width="5.8cm" svg:height="4.4cm" svg:x="16cm" svg:y="2.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23" draw:text-style-name="P1" draw:layer="layout" svg:width="4.6cm" svg:height="8.8cm" svg:x="6.6cm" svg:y="10.2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24" draw:text-style-name="P1" draw:layer="layout" svg:width="7.6cm" svg:height="2.6cm" svg:x="14.4cm" svg:y="10.2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presentation:notes draw:style-name="dp2">
          <draw:page-thumbnail draw:style-name="gr5" draw:layer="layout" svg:width="14.848cm" svg:height="11.135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draw:style-name="standard" draw:layer="layout" svg:width="14.098cm" svg:height="0.971cm" svg:x="6.753cm" svg:y="13.803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row>
          </table:table>
          <draw:image xlink:href="Pictures/TablePreview1.svm" xlink:type="simple" xlink:show="embed" xlink:actuate="onLoad"/>
        </draw:frame>
        <draw:frame draw:style-name="standard" draw:layer="layout" svg:width="14.098cm" svg:height="9.184cm" svg:x="2.108cm" svg:y="1.361cm">
          <table:table table:template-name="default" table:use-first-row-styles="true" table:use-banding-rows-styles="true">
            <table:table-column table:style-name="co3"/>
            <table:table-row table:style-name="ro1">
              <table:table-cell table:style-name="ce1"/>
            </table:table-row>
            <table:table-row table:style-name="ro1">
              <table:table-cell table:style-name="ce1"/>
            </table:table-row>
            <table:table-row table:style-name="ro2">
              <table:table-cell table:style-name="ce1"/>
            </table:table-row>
            <table:table-row table:style-name="ro1">
              <table:table-cell table:style-name="ce1"/>
            </table:table-row>
            <table:table-row table:style-name="ro1">
              <table:table-cell table:style-name="ce1"/>
            </table:table-row>
            <table:table-row table:style-name="ro1">
              <table:table-cell table:style-name="ce1"/>
            </table:table-row>
            <table:table-row table:style-name="ro1">
              <table:table-cell table:style-name="ce1"/>
            </table:table-row>
            <table:table-row table:style-name="ro1">
              <table:table-cell table:style-name="ce1"/>
            </table:table-row>
            <table:table-row table:style-name="ro1">
              <table:table-cell table:style-name="ce1"/>
            </table:table-row>
          </table:table>
          <draw:image xlink:href="Pictures/TablePreview2.svm" xlink:type="simple" xlink:show="embed" xlink:actuate="onLoad"/>
        </draw:frame>
        <presentation:notes draw:style-name="dp2">
          <draw:page-thumbnail draw:style-name="gr5" draw:layer="layout" svg:width="14.848cm" svg:height="11.135cm" svg:x="3.075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draw:style-name="gr25" draw:text-style-name="P1" draw:layer="layout" svg:width="24.639cm" svg:height="7.858cm" svg:x="1.361cm" svg:y="9cm" presentation:class="graphic" presentation:user-transformed="true">
          <draw:image xlink:href="Pictures/10000201000003E80000013F436DE7CD.png" xlink:type="simple" xlink:show="embed" xlink:actuate="onLoad">
            <text:p/>
          </draw:image>
        </draw:frame>
        <presentation:notes draw:style-name="dp2">
          <draw:page-thumbnail draw:style-name="gr5" draw:layer="layout" svg:width="14.848cm" svg:height="11.135cm" svg:x="3.075cm" svg:y="2.257cm" draw:page-number="8"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Axial_20_light_20_red_2f_white" draw:display-name="Axial light red/white" draw:style="axial" draw:start-color="#ff0000" draw:end-color="#ffffff" draw:start-intensity="100%" draw:end-intensity="100%" draw:angle="0" draw:border="50%"/>
    <draw:gradient draw:name="Gradient_20_1" draw:display-name="Gradient 1" draw:style="linear" draw:start-color="#000000" draw:end-color="#ffffff" draw:start-intensity="100%" draw:end-intensity="100%" draw:angle="0" draw:border="0%"/>
    <draw:gradient draw:name="Gradient_20_3" draw:display-name="Gradient 3" draw:style="radial" draw:cx="30%" draw:cy="30%" draw:start-color="#800000" draw:end-color="#ffff00" draw:start-intensity="100%" draw:end-intensity="100%" draw:border="20%"/>
    <draw:gradient draw:name="Gradient_20_5" draw:display-name="Gradient 5" draw:style="square" draw:cx="50%" draw:cy="50%" draw:start-color="#008000" draw:end-color="#800080" draw:start-intensity="100%" draw:end-intensity="100%" draw:angle="1200" draw:border="4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Triple_20_90_20_Degrees" draw:display-name="Blue Triple 90 Degrees" draw:style="triple" draw:color="#0000ff" draw:distance="0.102cm" draw:rotation="900"/>
    <draw:hatch draw:name="Red_20_Crossed_20_0_20_Degrees" draw:display-name="Red Crossed 0 Degrees" draw:style="double" draw:color="#800000" draw:distance="0.076cm" draw:rotation="90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6-14T15:26:19</meta:creation-date>
    <meta:generator>LibreOffice/3.5$Linux_x86 LibreOffice_project/350m1$Build-2</meta:generator>
    <dc:date>2012-07-04T19:47:12</dc:date>
    <meta:editing-duration>PT9H32M55S</meta:editing-duration>
    <meta:editing-cycles>9</meta:editing-cycles>
    <meta:document-statistic meta:object-count="112"/>
  </office:meta>
</office:document-meta>
</file>